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70000184500000576468C7A4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a1a1d7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a1a1d7" draw:textarea-horizontal-align="justify" draw:textarea-vertical-align="top" draw:auto-grow-height="true" draw:auto-grow-width="false" fo:min-height="2.70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a1a1d7" draw:textarea-horizontal-align="justify" draw:textarea-vertical-align="middle" draw:auto-grow-height="true" draw:auto-grow-width="false" fo:min-height="2.342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a1a1d7" draw:textarea-horizontal-align="justify" draw:textarea-vertical-align="top" draw:auto-grow-height="true" draw:auto-grow-width="false" fo:min-height="11.37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80%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.952cm" fo:margin-right="0cm" fo:margin-top="0.211cm" fo:margin-bottom="0cm" fo:text-indent="-0.952cm"/>
    </style:style>
    <style:style style:name="T1" style:family="text">
      <style:text-properties fo:color="#000000" fo:font-size="33pt" fo:language="en" fo:country="US" style:font-size-asian="33pt" style:font-size-complex="33pt"/>
    </style:style>
    <style:style style:name="T2" style:family="text">
      <style:text-properties fo:color="#000000" fo:font-size="33pt" fo:language="sv" fo:country="SE" style:font-size-asian="33pt" style:font-size-complex="33pt"/>
    </style:style>
    <style:style style:name="T3" style:family="text">
      <style:text-properties fo:font-size="18pt" fo:language="sv" fo:country="SE" style:font-size-asian="18pt" style:font-size-complex="18pt"/>
    </style:style>
    <style:style style:name="T4" style:family="text">
      <style:text-properties fo:language="sv" fo:country="SE"/>
    </style:style>
    <style:style style:name="T5" style:family="text">
      <style:text-properties fo:language="en" fo:country="US"/>
    </style:style>
    <style:style style:name="T6" style:family="text">
      <style:text-properties fo:color="#000000" fo:font-size="33pt" style:font-size-asian="33pt" style:font-size-complex="33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2b7f" fo:font-size="100%"/>
      </text:list-level-style-bullet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7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2b7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2b7f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2b7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2b7f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2b7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7.407cm" presentation:class="title" presentation:user-transformed="true">
          <draw:text-box>
            <text:p text:style-name="P1"><text:span text:style-name="T1">LOU, </text:span><text:span text:style-name="T2">Jur</text:span><text:span text:style-name="T1">idik &amp; FOSS</text:span></text:p>
          </draw:text-box>
        </draw:frame>
        <draw:frame presentation:style-name="pr2" draw:text-style-name="P2" draw:layer="layout" svg:width="21.59cm" svg:height="2.964cm" svg:x="1.905cm" svg:y="11.429cm" presentation:class="subtitle" presentation:user-transformed="true">
          <draw:text-box>
            <text:p text:style-name="P3"><text:span text:style-name="T3">daniel.melin@kammarkollegiet.s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Kort om IT-upphandlingen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<text:span text:style-name="T4">F.d. Statskontoret, f.d. Verva numera Kammarkollegiet</text:span></text:p>
              </text:list-item>
              <text:list-item>
                <text:p text:style-name="P5"><text:span text:style-name="T4">Upphandlar ramavtal inom IT och telekom för offentlig sektor i Sverige</text:span></text:p>
              </text:list-item>
              <text:list-item>
                <text:p text:style-name="P5"><text:span text:style-name="T4">Avtalen omsätter drygt sju miljarder kronor årligen</text:span></text:p>
              </text:list-item>
              <text:list-item>
                <text:p text:style-name="P5"><text:span text:style-name="T4">Har ett ramavtal för ”Öppna programvaror” med fem leverantörer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Kort om LOU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Gällande lag är från 2008-01-01</text:p>
              </text:list-item>
              <text:list-item>
                <text:p text:style-name="P5">Lagen får en del tillägg 2010-07-01</text:p>
              </text:list-item>
              <text:list-item>
                <text:p text:style-name="P5">Har ett syskon i LUF</text:p>
              </text:list-item>
              <text:list-item>
                <text:p text:style-name="P5">Ett flertal olika sätt att upphandla, beroende på upphandlingens värde och komplexitet</text:p>
              </text:list-item>
              <text:list-item>
                <text:p text:style-name="P5">Ett av lagens primära syften är att tvinga offentlig sektor att i konkurrens upphandla varor och tjänster på korrekt sätt</text:p>
              </text:list-item>
              <text:list-item>
                <text:p text:style-name="P5">Mycket snårig juridik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Kort om FOSS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<text:span text:style-name="T4">I denna presentation buntar jag ihop ”öppen källkod”, ”öppen programvara”, ”fri programvara”, ”open source”, ”free software” och ”free/libre open source software”</text:span></text:p>
              </text:list-item>
              <text:list-item>
                <text:p text:style-name="P5"><text:span text:style-name="T4">En ”stängd” eller ”proprietär” programvara ger endast användaren en nyttjanderätt men i princip inga andra rättigheter</text:span></text:p>
              </text:list-item>
              <text:list-item>
                <text:p text:style-name="P5"><text:span text:style-name="T4">Alla licenser syftar till samma sak; definiera vilka skyldigheter och rättigheter som hänger samman med en viss upphovsrättsskyddad mjukvara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Alla dessa licenser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Två ytterligheter, BSD och GPL:</text:p>
              </text:list-item>
              <text:list-item>
                <text:p text:style-name="P5">BSD säger i princip ”Ta koden och gör vad du vill med den, inklusive licensiera om den och stoppa in den i proprietär programvara”</text:p>
              </text:list-item>
              <text:list-item>
                <text:p text:style-name="P5">GPL säger i princip ”Ta koden och gör vad du vill med den, men om du sprider koden till någon annan på något sätt så måste du publicera koden”</text:p>
              </text:list-item>
              <text:list-item>
                <text:p text:style-name="P5">Således kan BSD bli GPL men inte tvärtom</text:p>
              </text:list-item>
              <text:list-item>
                <text:p text:style-name="P5">Således är BSD, men inte GPL, mer populär bland proprietära leverantörer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Alla dessa licenser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<text:span text:style-name="T4">Statistik från Sourceforge 2010-04-21:</text:span></text:p>
              </text:list-item>
              <text:list-item>
                <text:p text:style-name="P5"><text:span text:style-name="T4">226615 projekt, varav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GPL: 105925</text:span></text:p>
                  </text:list-item>
                  <text:list-item>
                    <text:p text:style-name="P6"><text:span text:style-name="T4">LGPL: 18076</text:span></text:p>
                  </text:list-item>
                  <text:list-item>
                    <text:p text:style-name="P6"><text:span text:style-name="T4">BSD: 12269</text:span></text:p>
                  </text:list-item>
                  <text:list-item>
                    <text:p text:style-name="P6"><text:span text:style-name="T4">Apache: 5662</text:span></text:p>
                  </text:list-item>
                  <text:list-item>
                    <text:p text:style-name="P6"><text:span text:style-name="T4">GPLv3: 5223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Är bra att ha i minnet när någon säger sig vara ”jätteinne” på FOSS, men vägrar GPL och LGPL (ca 57 % av alla projekt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FOSS och <text:span text:style-name="T4">juridik</text:span>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<text:span text:style-name="T4">FOSS-licenser bygger på upphovsrätten där upphovsmannen avsäger sig stora delar av sina rättigheter</text:span></text:p>
              </text:list-item>
              <text:list-item>
                <text:p text:style-name="P5"><text:span text:style-name="T4">Generellt är patent och RAND-villkor (</text:span><text:span text:style-name="T5">Reasonable</text:span><text:span text:style-name="T4"> And </text:span><text:span text:style-name="T5">Non-Discriminating</text:span><text:span text:style-name="T4">) oförenliga med FOSS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<text:span text:style-name="T4">FOSS och svensk rätt</text:span>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<text:span text:style-name="T4">Upphovsrättslagen är i princip samma som i andra västländer men den fördjupar jag mig inte i</text:span></text:p>
              </text:list-item>
              <text:list-item>
                <text:p text:style-name="P5"><text:span text:style-name="T4">Ett FOSS-program som erbjuds utan motprestation är att beteckna som ett benefikt avtal ( =gåva)</text:span></text:p>
              </text:list-item>
              <text:list-item>
                <text:p text:style-name="P5"><text:span text:style-name="T4">Många lagar kan spela in beroende på omständigheterna, främst Upphovsrättslagen, Avtalslagen, Köplagen, Konsumentköplagen, Gåvolagen, Skadeståndslagen och Distansavtalslagen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<text:span text:style-name="T4">FOSS och svensk rätt</text:span>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<text:span text:style-name="T4">Klausuler som ”befintligt skick” eller ”as is” är inte populära i svensk rätt och skulle sannolikt inte hålla i en rättslig prövning</text:span></text:p>
              </text:list-item>
              <text:list-item>
                <text:p text:style-name="P5"><text:span text:style-name="T4">Köplagen kan sannolikt inte användas för att kräva upphovsmannen bakom en FOSS-programvara på någo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<text:span text:style-name="T4">FOSS och svensk rätt</text:span>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<text:span text:style-name="T4">Det är mycket viktigt att dokumentationen tydligt redogör för vad programvaran gör och i rimlig mån vad den inte gör samt berättar vilka kända fel som finns. Om detta görs och programvaran erbjuds under en FOSS-licens och utan krav på motprestation kan sannolikt ingen driva en framgångsrik skadeståndsprocess mot upphovsmannen för bristande avtalsuppfyllnad eller fel i programvaran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<text:span text:style-name="T4">Det aktuella juridiska läget för FOSS</text:span>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<text:span text:style-name="T4">Jacobsen vs. Katzer</text:span></text:p>
              </text:list-item>
              <text:list-item>
                <text:p text:style-name="P5"><text:span text:style-name="T4">Dom i augusti 2008 från federal domstol i USA</text:span></text:p>
              </text:list-item>
              <text:list-item>
                <text:p text:style-name="P5"><text:span text:style-name="T4">Huvudfrågan var om Artistic License var att anses som ett kontrakt eller upphovsrättsliga licensvillkor</text:span></text:p>
              </text:list-item>
              <text:list-item>
                <text:p text:style-name="P5"><text:span text:style-name="T4">Domstolen slog fast att det är upphovsrättsliga licensvillkor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<text:span text:style-name="T4">Det aktuella juridiska läget för FOSS</text:span>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<text:span text:style-name="T4">gpl-violations.org vs D-Link</text:span></text:p>
              </text:list-item>
              <text:list-item>
                <text:p text:style-name="P5"><text:span text:style-name="T4">Dom i september 2006 från tysk distriktsdomstol</text:span></text:p>
              </text:list-item>
              <text:list-item>
                <text:p text:style-name="P5"><text:span text:style-name="T4">Huvudfrågan var om licensen GPL var legalt bindande</text:span></text:p>
              </text:list-item>
              <text:list-item>
                <text:p text:style-name="P5"><text:span text:style-name="T4">Domstolen slog fast att GPL är en legalt bindande licens och att D-Link antingen skall uppfylla licensvillkoren eller upphöra med försäljningen av produkter där GPL-licensierade mjukvaror ingår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<text:span text:style-name="T4">Det aktuella juridiska läget för FOSS</text:span>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AFPA vs EDU4</text:p>
              </text:list-item>
              <text:list-item>
                <text:p text:style-name="P5">Dom i september 2009 från fransk appellationsdomstol</text:p>
              </text:list-item>
              <text:list-item>
                <text:p text:style-name="P5">Huvudfrågan var uppfyllelse av licensvillkoren i GPL</text:p>
              </text:list-item>
              <text:list-item>
                <text:p text:style-name="P5">Det unika med domen är att AFPA inte är upphovsman utan användare av programvaran</text:p>
              </text:list-item>
              <text:list-item>
                <text:p text:style-name="P5">Domstolen slog fast att AFPA hade rätt att kräva uppfyllelse av licensvillkoren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<text:span text:style-name="T4">Det aktuella juridiska läget för FOSS</text:span>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<text:span text:style-name="T4">Regionen Piedmont vs Italienska regeringen</text:span></text:p>
              </text:list-item>
              <text:list-item>
                <text:p text:style-name="P5"><text:span text:style-name="T4">Dom i mars 2010 från italienska konstitutionsdomstolen</text:span></text:p>
              </text:list-item>
              <text:list-item>
                <text:p text:style-name="P5"><text:span text:style-name="T4">Piedmont fattade ett beslut om att favorisera FOSS vid anskaffning av programvara, något regeringen ansåg vara konkurrensbegränsande</text:span></text:p>
              </text:list-item>
              <text:list-item>
                <text:p text:style-name="P5"><text:span text:style-name="T4">Domstolen slog fast att FOSS är juridik och inte teknik och således inte hindrar någon från att konkurrera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<text:span text:style-name="T4">Det aktuella juridiska läget för FOSS</text:span>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<text:span text:style-name="T4">Sverige då?</text:span></text:p>
              </text:list-item>
              <text:list-item>
                <text:p text:style-name="P5"><text:span text:style-name="T4">Inga domar vad jag vet</text:span></text:p>
              </text:list-item>
              <text:list-item>
                <text:p text:style-name="P5"><text:span text:style-name="T4">Voddler... Enligt många uppgifter bryter de mot licenserna GPL, BSD och MIT (trots att dom slutat distribuera sin gamla klient)</text:span></text:p>
              </text:list-item>
              <text:list-item>
                <text:p text:style-name="P5"><text:span text:style-name="T4">GPL-intrång torde dömas på samma sätt som i Tyskland och Frankrike då även Sverige omfattas av Bernkonventionen och TRIPS samt har ett snarlikt rättssystem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<text:span text:style-name="T4">Att upphandla FOSS med LOU</text:span>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Vad jag kan se finns det inga hinder för detta</text:p>
              </text:list-item>
              <text:list-item>
                <text:p text:style-name="P5">Tveksamt om en viss licensform kan krävas (dessutom torde det vara olämpligt i de flesta fall)</text:p>
              </text:list-item>
              <text:list-item>
                <text:p text:style-name="P5">Kravet ”Programvaran skall vara licensierad under GNU GPLv3 eller liknande” är rent tekniskt ett legalt krav att ställa</text:p>
              </text:list-item>
              <text:list-item>
                <text:p text:style-name="P5">Om programvaran är gratis behövs ingen upphandling alls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<text:span text:style-name="T4">Att upphandla FOSS med LOU</text:span>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<text:span text:style-name="T4">Eftersom en programvara allena sällan är tillräckligt för att uppnå något ser jag två primära sätt att uppnå sitt mål:</text:span></text:p>
              </text:list-item>
              <text:list-item>
                <text:p text:style-name="P5"><text:span text:style-name="T4">Upphandla funktion, specificera ingen teknik utan bara funktionella krav, om pris viktas högt torde sannolikheten för FOSS öka</text:span></text:p>
              </text:list-item>
              <text:list-item>
                <text:p text:style-name="P5"><text:span text:style-name="T4">Upphandla konsulttjänster till en redan utvald programvara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602cm" svg:x="1.905cm" svg:y="2.923cm" presentation:class="title" presentation:user-transformed="true">
          <draw:text-box>
            <text:p text:style-name="P4"><text:span text:style-name="T4">Att upphandla FOSS med LOU</text:span></text:p>
          </draw:text-box>
        </draw:frame>
        <draw:frame presentation:style-name="pr5" draw:text-style-name="P2" draw:layer="layout" svg:width="21.59cm" svg:height="11.634cm" svg:x="1.905cm" svg:y="5.723cm" presentation:class="outline" presentation:user-transformed="true">
          <draw:text-box>
            <text:list text:style-name="L3">
              <text:list-item>
                <text:p text:style-name="P5"><text:span text:style-name="T4">Blir det alltid billigare med FOSS?</text:span></text:p>
              </text:list-item>
              <text:list-item>
                <text:p text:style-name="P5"><text:span text:style-name="T4">Klart det inte blir!</text:span></text:p>
              </text:list-item>
              <text:list-item>
                <text:p text:style-name="P5"><text:span text:style-name="T4">I Sverige idag är konsulter med vissa FOSS-profiler mycket dyra konsulter</text:span></text:p>
              </text:list-item>
              <text:list-item>
                <text:p text:style-name="P5"><text:span text:style-name="T4">Vissa leverantörer prisdumpar när dom hotas av FOSS</text:span></text:p>
              </text:list-item>
              <text:list-item>
                <text:p text:style-name="P5"><text:span text:style-name="T4">De stora vinsterna görs när man kan dela på utvecklingskostnader med många andra</text:span></text:p>
              </text:list-item>
              <text:list-item>
                <text:p text:style-name="P5"><text:span text:style-name="T4">Hur värdera kontroll? Om man köper en proprietär programvara så har man de facto inte kontroll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7.407cm" presentation:class="title" presentation:user-transformed="true">
          <draw:text-box>
            <text:p text:style-name="P1"><text:span text:style-name="T6">Tack för mig!</text:span></text:p>
          </draw:text-box>
        </draw:frame>
        <draw:frame presentation:style-name="pr2" draw:text-style-name="P2" draw:layer="layout" svg:width="21.59cm" svg:height="2.964cm" svg:x="1.905cm" svg:y="11.429cm" presentation:class="subtitle" presentation:user-transformed="true">
          <draw:text-box>
            <text:p text:style-name="P5"><text:span text:style-name="T4">daniel.melin@kammarkollegiet.s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2b7f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2b7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002b7f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7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2b7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2b7f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2b7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002b7f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7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2b7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2b7f" draw:stroke-linejoin="miter" draw:fill="solid" draw:fill-color="#002b7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solid" svg:stroke-width="0.026cm" svg:stroke-color="#969696" draw:stroke-linejoin="miter" draw:fill="solid" draw:fill-color="#969696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a1a1d7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a1a1d7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a1a1d7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a1a1d7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a1a1d7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a1a1d7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fo:margin-left="0cm" fo:margin-right="0cm" fo:line-height="100%" fo:text-align="center" fo:text-indent="0cm" style:writing-mode="lr-tb"/>
    </style:style>
    <style:style style:name="MP6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0pt" fo:language="sv" fo:country="SE" style:font-size-asian="10pt" style:font-size-complex="10pt"/>
    </style:style>
    <style:style style:name="MT3" style:family="text">
      <style:text-properties fo:color="#000000" fo:font-family="Arial" style:font-pitch="variable" fo:font-size="10pt" fo:language="sv" fo:country="SE" style:font-size-asian="10pt" style:font-size-complex="10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2.602cm" svg:x="1.905cm" svg:y="2.923cm" presentation:class="title" presentation:placeholder="true">
        <draw:text-box/>
      </draw:frame>
      <draw:frame presentation:style-name="Default-outline1" draw:layer="backgroundobjects" svg:width="21.59cm" svg:height="11.634cm" svg:x="1.905cm" svg:y="5.723cm" presentation:class="outline" presentation:placeholder="true">
        <draw:text-box/>
      </draw:frame>
      <draw:frame presentation:style-name="Mpr1" draw:text-style-name="MP4" draw:layer="backgroundobjects" svg:width="5.292cm" svg:height="0.684cm" svg:x="1.905cm" svg:y="17.56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044cm" svg:height="0.684cm" svg:x="8.678cm" svg:y="17.567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5.292cm" svg:height="0.684cm" svg:x="18.203cm" svg:y="17.567cm" presentation:class="page-number">
        <draw:text-box>
          <text:p text:style-name="MP7"><text:span text:style-name="MT2"><text:page-number>&lt;number&gt;</text:page-number></text:span></text:p>
        </draw:text-box>
      </draw:frame>
      <draw:custom-shape draw:style-name="Mgr3" draw:text-style-name="MP9" draw:layer="backgroundobjects" svg:width="25.409cm" svg:height="0.198cm" svg:x="-0.009cm" svg:y="1.923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5.409cm" svg:height="0.198cm" svg:x="-0.009cm" svg:y="2.355cm">
        <text:p/>
        <draw:enhanced-geometry svg:viewBox="0 0 21600 21600" draw:type="rectangle" draw:enhanced-path="M 0 0 L 21600 0 21600 21600 0 21600 0 0 Z N"/>
      </draw:custom-shape>
      <draw:custom-shape draw:style-name="Mgr3" draw:text-style-name="MP9" draw:layer="backgroundobjects" svg:width="25.409cm" svg:height="0.199cm" svg:x="-0.009cm" svg:y="18.728cm">
        <text:p/>
        <draw:enhanced-geometry svg:viewBox="0 0 21600 21600" draw:type="rectangle" draw:enhanced-path="M 0 0 L 21600 0 21600 21600 0 21600 0 0 Z N"/>
      </draw:custom-shape>
      <draw:frame draw:style-name="Mgr5" draw:text-style-name="MP10" draw:layer="backgroundobjects" svg:width="6.212cm" svg:height="1.397cm" svg:x="19cm" svg:y="0.103cm">
        <draw:image xlink:href="Pictures/200000170000184500000576468C7A4E.svm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9cm" svg:height="3.176cm" svg:x="1.905cm" svg:y="7.407cm" presentation:class="title" presentation:placeholder="true">
        <draw:text-box/>
      </draw:frame>
      <draw:frame presentation:style-name="Mpr4" draw:text-style-name="MP4" draw:layer="backgroundobjects" svg:width="5.292cm" svg:height="0.684cm" svg:x="1.905cm" svg:y="17.567cm" presentation:class="date-time">
        <draw:text-box>
          <text:p text:style-name="MP3"><text:span text:style-name="MT3"><presentation:date-time/></text:span></text:p>
        </draw:text-box>
      </draw:frame>
      <draw:frame presentation:style-name="Mpr5" draw:text-style-name="MP6" draw:layer="backgroundobjects" svg:width="8.044cm" svg:height="0.684cm" svg:x="8.678cm" svg:y="17.567cm" presentation:class="footer">
        <draw:text-box>
          <text:p text:style-name="MP5"><text:span text:style-name="MT3"><presentation:footer/></text:span></text:p>
        </draw:text-box>
      </draw:frame>
      <draw:frame presentation:style-name="Mpr6" draw:text-style-name="MP8" draw:layer="backgroundobjects" svg:width="5.292cm" svg:height="0.684cm" svg:x="18.203cm" svg:y="17.567cm" presentation:class="page-number">
        <draw:text-box>
          <text:p text:style-name="MP7"><text:span text:style-name="MT3"><text:page-number>&lt;number&gt;</text:page-number></text:span></text:p>
        </draw:text-box>
      </draw:frame>
      <draw:custom-shape draw:style-name="Mgr3" draw:text-style-name="MP9" draw:layer="backgroundobjects" svg:width="25.409cm" svg:height="0.198cm" svg:x="-0.009cm" svg:y="1.923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5.409cm" svg:height="0.198cm" svg:x="-0.009cm" svg:y="2.355cm">
        <text:p/>
        <draw:enhanced-geometry svg:viewBox="0 0 21600 21600" draw:type="rectangle" draw:enhanced-path="M 0 0 L 21600 0 21600 21600 0 21600 0 0 Z N"/>
      </draw:custom-shape>
      <draw:custom-shape draw:style-name="Mgr3" draw:text-style-name="MP9" draw:layer="backgroundobjects" svg:width="25.409cm" svg:height="0.199cm" svg:x="-0.009cm" svg:y="18.728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Mgr5" draw:text-style-name="MP10" draw:layer="backgroundobjects" svg:width="6.212cm" svg:height="1.397cm" svg:x="19cm" svg:y="0.103cm">
        <draw:image xlink:href="Pictures/200000170000184500000576468C7A4E.svm" xlink:type="simple" xlink:show="embed" xlink:actuate="onLoad">
          <text:p/>
        </draw:image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LOU &amp; OSS</dc:title>
    <meta:initial-creator>Daniel Melin</meta:initial-creator>
    <meta:creation-date>2010-03-09T16:38:44</meta:creation-date>
    <dc:creator>Daniel Melin</dc:creator>
    <dc:date>2010-05-19T15:08:03.98</dc:date>
    <meta:editing-cycles>31</meta:editing-cycles>
    <meta:editing-duration>PT07H11M09S</meta:editing-duration>
    <meta:generator>OpenOffice.org/3.2$Win32 OpenOffice.org_project/320m12$Build-9483</meta:generator>
    <meta:document-statistic meta:object-count="108"/>
  </office:meta>
</office:document-meta>
</file>